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FRANCO MIZARE, FELIX ERNESTO</text:span></text:p>
      <text:p text:style-name="P3"><text:span text:style-name="T6">CANT. TOTAL DE CAJAS: 2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LICIA CRU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FRANCO MIZARE, FELIX ERNEST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3:30:0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